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89ee" officeooo:paragraph-rsid="000f8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09:15:40.579885958</meta:creation-date>
    <dc:date>2020-12-23T09:16:09.367882135</dc:date>
    <meta:editing-duration>PT29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6.0.7.3$Linux_X86_64 LibreOffice_project/00m0$Build-3</meta:generator>
  </office:meta>
</office:document-meta>
</file>